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3cm" draw:marker-start-width="0.279cm" draw:marker-end-width="0.279cm" draw:fill="solid" draw:fill-color="#fcd4d1" draw:opacity="25%" draw:textarea-horizontal-align="justify" draw:textarea-vertical-align="top" draw:auto-grow-height="false" fo:min-height="3.889cm" fo:min-width="24.935cm" fo:padding-top="0.151cm" fo:padding-bottom="0.151cm" fo:padding-left="0.276cm" fo:padding-right="0.276cm"/>
    </style:style>
    <style:style style:name="gr2" style:family="graphic" style:parent-style-name="standard">
      <style:graphic-properties draw:stroke="dash" draw:stroke-dash="Fine_20_Dashed" svg:stroke-width="0.053cm" draw:marker-start-width="0.279cm" draw:marker-end-width="0.279cm" draw:fill="solid" draw:fill-color="#fcd4d1" draw:opacity="28%" draw:textarea-horizontal-align="justify" draw:textarea-vertical-align="top" draw:auto-grow-height="false" fo:min-height="13.16cm" fo:min-width="24.808cm" fo:padding-top="0.151cm" fo:padding-bottom="0.151cm" fo:padding-left="0.276cm" fo:padding-right="0.276cm"/>
    </style:style>
    <style:style style:name="gr3" style:family="graphic" style:parent-style-name="standard">
      <style:graphic-properties draw:fill-color="#e0efd4" draw:textarea-horizontal-align="justify" draw:textarea-vertical-align="middle" draw:auto-grow-height="false" fo:min-height="1.782cm" fo:min-width="3.564cm"/>
    </style:style>
    <style:style style:name="gr4" style:family="graphic" style:parent-style-name="standard">
      <style:graphic-properties draw:fill-color="#e0efd4" draw:textarea-horizontal-align="justify" draw:textarea-vertical-align="middle" draw:auto-grow-height="false" fo:min-height="1.782cm" fo:min-width="3.945cm"/>
    </style:style>
    <style:style style:name="gr5" style:family="graphic" style:parent-style-name="standard">
      <style:graphic-properties draw:textarea-horizontal-align="justify" draw:textarea-vertical-align="middle" draw:auto-grow-height="false" fo:min-height="0.195cm" fo:min-width="1.056cm"/>
    </style:style>
    <style:style style:name="gr6" style:family="graphic" style:parent-style-name="standard">
      <style:graphic-properties draw:textarea-horizontal-align="justify" draw:textarea-vertical-align="middle" draw:auto-grow-height="false" fo:min-height="0.258cm" fo:min-width="1.39cm"/>
    </style:style>
    <style:style style:name="gr7" style:family="graphic" style:parent-style-name="standard">
      <style:graphic-properties draw:textarea-horizontal-align="justify" draw:textarea-vertical-align="middle" draw:auto-grow-height="false" fo:min-height="1.528cm" fo:min-width="0.008cm"/>
    </style:style>
    <style:style style:name="gr8" style:family="graphic" style:parent-style-name="standard">
      <style:graphic-properties draw:fill-color="#dfcce4" draw:textarea-horizontal-align="justify" draw:textarea-vertical-align="middle" draw:auto-grow-height="false" fo:min-height="2.163cm" fo:min-width="5.596cm"/>
    </style:style>
    <style:style style:name="gr9" style:family="graphic" style:parent-style-name="standard">
      <style:graphic-properties draw:textarea-horizontal-align="justify" draw:textarea-vertical-align="middle" draw:auto-grow-height="false" fo:min-height="0.195cm" fo:min-width="1.279cm"/>
    </style:style>
    <style:style style:name="gr10" style:family="graphic" style:parent-style-name="standard">
      <style:graphic-properties draw:fill-color="#dfcce4" draw:textarea-horizontal-align="justify" draw:textarea-vertical-align="middle" draw:auto-grow-height="false" fo:min-height="2.036cm" fo:min-width="4.072cm"/>
    </style:style>
    <style:style style:name="gr11" style:family="graphic" style:parent-style-name="standard">
      <style:graphic-properties draw:fill-color="#dfcce4" draw:textarea-horizontal-align="justify" draw:textarea-vertical-align="middle" draw:auto-grow-height="false" fo:min-height="1.909cm" fo:min-width="6.104cm"/>
    </style:style>
    <style:style style:name="gr12" style:family="graphic" style:parent-style-name="standard">
      <style:graphic-properties draw:textarea-horizontal-align="justify" draw:textarea-vertical-align="middle" draw:auto-grow-height="false" fo:min-height="1.306cm" fo:min-width="0cm"/>
    </style:style>
    <style:style style:name="gr13" style:family="graphic" style:parent-style-name="standard">
      <style:graphic-properties draw:fill-color="#dfcce4" draw:textarea-horizontal-align="justify" draw:textarea-vertical-align="middle" draw:auto-grow-height="false" fo:min-height="2.036cm" fo:min-width="5.469cm"/>
    </style:style>
    <style:style style:name="gr14" style:family="graphic" style:parent-style-name="standard">
      <style:graphic-properties draw:fill-color="#dfcce4" draw:textarea-horizontal-align="justify" draw:textarea-vertical-align="middle" draw:auto-grow-height="false" fo:min-height="2.036cm" fo:min-width="5.85cm"/>
    </style:style>
    <style:style style:name="gr15" style:family="graphic" style:parent-style-name="standard">
      <style:graphic-properties draw:textarea-horizontal-align="justify" draw:textarea-vertical-align="middle" draw:auto-grow-height="false" fo:min-height="0.258cm" fo:min-width="1.612cm"/>
    </style:style>
    <style:style style:name="gr16" style:family="graphic" style:parent-style-name="standard">
      <style:graphic-properties draw:textarea-horizontal-align="justify" draw:textarea-vertical-align="middle" draw:auto-grow-height="false" fo:min-height="0.258cm" fo:min-width="1.056cm"/>
    </style:style>
    <style:style style:name="gr17" style:family="graphic" style:parent-style-name="standard">
      <style:graphic-properties draw:fill-color="#dfcce4" draw:textarea-horizontal-align="justify" draw:textarea-vertical-align="middle" draw:auto-grow-height="false" fo:min-height="2.036cm" fo:min-width="6.004cm"/>
    </style:style>
    <style:style style:name="gr18" style:family="graphic" style:parent-style-name="standard">
      <style:graphic-properties draw:textarea-horizontal-align="justify" draw:textarea-vertical-align="middle" draw:auto-grow-height="false" fo:min-height="1.195cm" fo:min-width="0.008cm"/>
    </style:style>
    <style:style style:name="gr19" style:family="graphic" style:parent-style-name="standard">
      <style:graphic-properties draw:fill-color="#dfcce4" draw:textarea-horizontal-align="justify" draw:textarea-vertical-align="middle" draw:auto-grow-height="false" fo:min-height="2.036cm" fo:min-width="4.199cm"/>
    </style:style>
    <style:style style:name="gr20" style:family="graphic" style:parent-style-name="standard">
      <style:graphic-properties draw:stroke="solid" svg:stroke-width="0.106cm" svg:stroke-color="#ef413d" draw:marker-start-width="0.359cm" draw:marker-end-width="0.359cm" draw:fill="none" draw:textarea-horizontal-align="justify" draw:textarea-vertical-align="middle" draw:auto-grow-height="false" fo:min-height="3.058cm" fo:min-width="12.057cm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cd4d1" draw:opacity="25%"/>
      <style:paragraph-properties fo:text-align="center"/>
    </style:style>
    <style:style style:name="P3" style:family="paragraph">
      <loext:graphic-properties draw:fill="solid" draw:fill-color="#fcd4d1" draw:opacity="28%"/>
      <style:paragraph-properties fo:text-align="center"/>
    </style:style>
    <style:style style:name="P4" style:family="paragraph">
      <loext:graphic-properties draw:fill-color="#e0efd4"/>
      <style:paragraph-properties fo:text-align="center"/>
    </style:style>
    <style:style style:name="P5" style:family="paragraph">
      <loext:graphic-properties draw:fill-color="#dfcce4"/>
      <style:paragraph-properties fo:text-align="center"/>
    </style:style>
    <style:style style:name="P6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5.487cm" svg:height="4.191cm" svg:x="1.167cm" svg:y="1.796cm">
          <text:p text:style-name="P1">Model building (small scale prototyping on a laptop)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5.36cm" svg:height="13.462cm" svg:x="1.381cm" svg:y="6.842cm">
          <text:p text:style-name="P1">Machine Learning Engineering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064cm" svg:height="2.032cm" svg:x="1.381cm" svg:y="3.159cm">
          <text:p text:style-name="P1">Data prep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445cm" svg:height="2.032cm" svg:x="8.112cm" svg:y="3.159cm">
          <text:p text:style-name="P1">Model training</text:p>
          <text:p text:style-name="P1">(prototype)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064cm" svg:height="2.032cm" svg:x="14.97cm" svg:y="3.286cm">
          <text:p text:style-name="P1">Model </text:p>
          <text:p text:style-name="P1">Evaluation</text:p>
          <text:p text:style-name="P1">(prototype)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778cm" svg:height="0.889cm" svg:x="5.953cm" svg:y="3.7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2.159cm" svg:height="1.016cm" svg:x="12.684cm" svg:y="3.66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2.159cm" svg:height="1.016cm" svg:x="19.288cm" svg:y="3.66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4.064cm" svg:height="2.032cm" svg:x="21.574cm" svg:y="3.159cm">
          <text:p text:style-name="P1">Model </text:p>
          <text:p text:style-name="P1">Ready</text:p>
          <text:p text:style-name="P1">(prototype)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016cm" svg:height="2.032cm" svg:x="23.098cm" svg:y="5.8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5" draw:layer="layout" svg:width="6.096cm" svg:height="2.413cm" svg:x="10.652cm" svg:y="8.112cm">
          <text:p text:style-name="P1">Large scale </text:p>
          <text:p text:style-name="P1">model training </text:p>
          <text:p text:style-name="P1">In the cloud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032cm" svg:height="0.889cm" svg:x="7.604cm" svg:y="8.74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5" draw:layer="layout" svg:width="4.572cm" svg:height="2.286cm" svg:x="2.397cm" svg:y="8.112cm">
          <text:p text:style-name="P1">Deploying</text:p>
          <text:p text:style-name="P1">the model 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6.604cm" svg:height="2.159cm" svg:x="19.923cm" svg:y="8.112cm">
          <text:p text:style-name="P1">Loading and prepping</text:p>
          <text:p text:style-name="P1">large data in the clou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2.032cm" svg:height="0.889cm" svg:x="17.256cm" svg:y="8.6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" draw:layer="layout" svg:width="0.889cm" svg:height="1.778cm" svg:x="4.048cm" svg:y="10.6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5" draw:layer="layout" svg:width="4.572cm" svg:height="2.286cm" svg:x="2.317cm" svg:y="12.938cm">
          <text:p text:style-name="P1">Scalable</text:p>
          <text:p text:style-name="P1">model serving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5.969cm" svg:height="2.286cm" svg:x="10.652cm" svg:y="17.51cm">
          <text:p text:style-name="P1">A/B testing </text:p>
          <text:p text:style-name="P1">of models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6.35cm" svg:height="2.286cm" svg:x="19.923cm" svg:y="12.83cm">
          <text:p text:style-name="P1">Monitoring</text:p>
          <text:p text:style-name="P1">model metrics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413cm" svg:height="1.016cm" svg:x="7.477cm" svg:y="13.19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" draw:layer="layout" svg:width="1.778cm" svg:height="1.016cm" svg:x="17.002cm" svg:y="13.3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5" draw:layer="layout" svg:width="6.504cm" svg:height="2.286cm" svg:x="19.796cm" svg:y="17.51cm">
          <text:p text:style-name="P1">Setting up alerts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016cm" svg:height="1.651cm" svg:x="22.59cm" svg:y="15.47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5" draw:layer="layout" svg:width="4.699cm" svg:height="2.286cm" svg:x="2.27cm" svg:y="17.51cm">
          <text:p text:style-name="P1">Updating</text:p>
          <text:p text:style-name="P1">the model to</text:p>
          <text:p text:style-name="P1">newer version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032cm" svg:height="0.889cm" svg:x="17.002cm" svg:y="18.01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5" draw:layer="layout" svg:width="5.969cm" svg:height="2.286cm" svg:x="10.652cm" svg:y="12.857cm">
          <text:p text:style-name="P1">Logging and </text:p>
          <text:p text:style-name="P1">debugging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032cm" svg:height="0.889cm" svg:x="8.112cm" svg:y="18.01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2" draw:style-name="dp1" draw:master-page-name="Default">
        <draw:custom-shape draw:style-name="gr1" draw:text-style-name="P2" draw:layer="layout" svg:width="25.487cm" svg:height="4.191cm" svg:x="1.167cm" svg:y="1.796cm">
          <text:p text:style-name="P1">Model building (small scale prototyping on a laptop)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5.36cm" svg:height="13.462cm" svg:x="1.381cm" svg:y="6.842cm">
          <text:p text:style-name="P1">Machine Learning Engineering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064cm" svg:height="2.032cm" svg:x="1.381cm" svg:y="3.159cm">
          <text:p text:style-name="P1">Data prep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445cm" svg:height="2.032cm" svg:x="8.112cm" svg:y="3.159cm">
          <text:p text:style-name="P1">Model training</text:p>
          <text:p text:style-name="P1">(prototype)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064cm" svg:height="2.032cm" svg:x="14.97cm" svg:y="3.286cm">
          <text:p text:style-name="P1">Model </text:p>
          <text:p text:style-name="P1">Evaluation</text:p>
          <text:p text:style-name="P1">(prototype)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778cm" svg:height="0.889cm" svg:x="5.953cm" svg:y="3.7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2.159cm" svg:height="1.016cm" svg:x="12.684cm" svg:y="3.66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2.159cm" svg:height="1.016cm" svg:x="19.288cm" svg:y="3.66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4.064cm" svg:height="2.032cm" svg:x="21.574cm" svg:y="3.159cm">
          <text:p text:style-name="P1">Model </text:p>
          <text:p text:style-name="P1">Ready</text:p>
          <text:p text:style-name="P1">(prototype)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016cm" svg:height="2.032cm" svg:x="23.098cm" svg:y="5.8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5" draw:layer="layout" svg:width="6.096cm" svg:height="2.413cm" svg:x="10.652cm" svg:y="8.112cm">
          <text:p text:style-name="P1">Large scale </text:p>
          <text:p text:style-name="P1">model training </text:p>
          <text:p text:style-name="P1">In the cloud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032cm" svg:height="0.889cm" svg:x="7.604cm" svg:y="8.74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5" draw:layer="layout" svg:width="4.572cm" svg:height="2.286cm" svg:x="2.397cm" svg:y="8.112cm">
          <text:p text:style-name="P1">Deploying</text:p>
          <text:p text:style-name="P1">the model 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6.604cm" svg:height="2.159cm" svg:x="19.923cm" svg:y="8.112cm">
          <text:p text:style-name="P1">Loading and prepping</text:p>
          <text:p text:style-name="P1">large data in the clou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2.032cm" svg:height="0.889cm" svg:x="17.256cm" svg:y="8.6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" draw:layer="layout" svg:width="0.889cm" svg:height="1.778cm" svg:x="4.048cm" svg:y="10.6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5" draw:layer="layout" svg:width="4.572cm" svg:height="2.286cm" svg:x="2.317cm" svg:y="12.938cm">
          <text:p text:style-name="P1">Scalable</text:p>
          <text:p text:style-name="P1">model serving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5.969cm" svg:height="2.286cm" svg:x="10.652cm" svg:y="17.51cm">
          <text:p text:style-name="P1">A/B testing </text:p>
          <text:p text:style-name="P1">of models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6.35cm" svg:height="2.286cm" svg:x="19.923cm" svg:y="12.83cm">
          <text:p text:style-name="P1">Monitoring</text:p>
          <text:p text:style-name="P1">model metrics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413cm" svg:height="1.016cm" svg:x="7.477cm" svg:y="13.19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" draw:layer="layout" svg:width="1.778cm" svg:height="1.016cm" svg:x="17.002cm" svg:y="13.3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5" draw:layer="layout" svg:width="6.504cm" svg:height="2.286cm" svg:x="19.796cm" svg:y="17.51cm">
          <text:p text:style-name="P1">Setting up alerts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016cm" svg:height="1.651cm" svg:x="22.59cm" svg:y="15.47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5" draw:layer="layout" svg:width="4.699cm" svg:height="2.286cm" svg:x="2.27cm" svg:y="17.51cm">
          <text:p text:style-name="P1">Updating</text:p>
          <text:p text:style-name="P1">the model to</text:p>
          <text:p text:style-name="P1">newer version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032cm" svg:height="0.889cm" svg:x="17.002cm" svg:y="18.01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5" draw:layer="layout" svg:width="5.969cm" svg:height="2.286cm" svg:x="10.652cm" svg:y="12.857cm">
          <text:p text:style-name="P1">Logging and </text:p>
          <text:p text:style-name="P1">debugging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032cm" svg:height="0.889cm" svg:x="8.112cm" svg:y="18.01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6" draw:layer="layout" svg:width="17.907cm" svg:height="4.826cm" svg:x="9.509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27T21:48:12.308326818</meta:creation-date>
    <dc:date>2020-10-18T00:52:02.743812677</dc:date>
    <meta:editing-duration>PT1H20M54S</meta:editing-duration>
    <meta:editing-cycles>15</meta:editing-cycles>
    <meta:generator>LibreOffice/5.4.4.2$MacOSX_X86_64 LibreOffice_project/2524958677847fb3bb44820e40380acbe820f960</meta:generator>
    <meta:document-statistic meta:object-count="55"/>
  </office:meta>
</office:document-meta>
</file>